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5.5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7.2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7.1cm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4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10.65cm" fo:min-width="16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-color="#eeeeee"/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2.7cm" svg:x="3cm" svg:y="2cm">
          <text:p text:style-name="P1">Overture 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cm" svg:height="2.8cm" svg:x="12.3cm" svg:y="1.8cm">
          <text:p text:style-name="P1">Overture External 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cm" svg:height="2.5cm" svg:x="12.4cm" svg:y="6.6cm">
          <text:p text:style-name="P1">Score Reverse Prox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2.8cm" svg:x="4.7cm" svg:y="6.4cm"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2.4cm" svg:x="2.2cm" svg:y="10.4cm">
          <text:p text:style-name="P1">Object Stor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4cm" svg:y1="2.7cm" svg:x2="12cm" svg:y2="2.7cm">
          <text:p/>
        </draw:line>
        <draw:line draw:style-name="gr6" draw:text-style-name="P2" draw:layer="layout" svg:x1="17.7cm" svg:y1="4.9cm" svg:x2="17.7cm" svg:y2="6.5cm">
          <text:p/>
        </draw:line>
        <draw:line draw:style-name="gr6" draw:text-style-name="P2" draw:layer="layout" svg:x1="12cm" svg:y1="8.2cm" svg:x2="10.8cm" svg:y2="8.2cm">
          <text:p/>
        </draw:line>
        <draw:line draw:style-name="gr6" draw:text-style-name="P2" draw:layer="layout" svg:x1="8.4cm" svg:y1="9.5cm" svg:x2="7.8cm" svg:y2="10.6cm">
          <text:p/>
        </draw:line>
        <draw:line draw:style-name="gr6" draw:text-style-name="P2" draw:layer="layout" svg:x1="7.1cm" svg:y1="10.2cm" svg:x2="7.6cm" svg:y2="9.3cm">
          <text:p/>
        </draw:line>
        <draw:line draw:style-name="gr6" draw:text-style-name="P2" draw:layer="layout" svg:x1="11cm" svg:y1="7.4cm" svg:x2="12.2cm" svg:y2="7.4cm">
          <text:p/>
        </draw:line>
        <draw:line draw:style-name="gr6" draw:text-style-name="P2" draw:layer="layout" svg:x1="16.6cm" svg:y1="6.2cm" svg:x2="16.6cm" svg:y2="4.8cm">
          <text:p/>
        </draw:line>
        <draw:line draw:style-name="gr6" draw:text-style-name="P2" draw:layer="layout" svg:x1="11.9cm" svg:y1="3.6cm" svg:x2="9.4cm" svg:y2="3.7cm">
          <text:p/>
        </draw:line>
        <draw:line draw:style-name="gr6" draw:text-style-name="P2" draw:layer="layout" svg:x1="3.3cm" svg:y1="5cm" svg:x2="3.1cm" svg:y2="9.9cm">
          <text:p/>
        </draw:line>
        <draw:line draw:style-name="gr6" draw:text-style-name="P2" draw:layer="layout" svg:x1="2.2cm" svg:y1="9.8cm" svg:x2="2.6cm" svg:y2="4.6cm">
          <text:p/>
        </draw:line>
        <draw:frame draw:style-name="gr7" draw:text-style-name="P3" draw:layer="layout" svg:width="0.853cm" svg:height="0.962cm" svg:x="10.147cm" svg:y="1.738cm">
          <draw:text-box>
            <text:p>1</text:p>
          </draw:text-box>
        </draw:frame>
        <draw:frame draw:style-name="gr8" draw:text-style-name="P3" draw:layer="layout" svg:width="0.1cm" svg:height="0.962cm" svg:x="18.1cm" svg:y="4.938cm">
          <draw:text-box>
            <text:p>2</text:p>
          </draw:text-box>
        </draw:frame>
        <draw:frame draw:style-name="gr7" draw:text-style-name="P3" draw:layer="layout" svg:width="0.853cm" svg:height="0.962cm" svg:x="19.147cm" svg:y="6.7cm">
          <draw:text-box>
            <text:p>3</text:p>
          </draw:text-box>
        </draw:frame>
        <draw:frame draw:style-name="gr7" draw:text-style-name="P3" draw:layer="layout" svg:width="0.853cm" svg:height="0.962cm" svg:x="11.1cm" svg:y="8.338cm">
          <draw:text-box>
            <text:p>4</text:p>
          </draw:text-box>
        </draw:frame>
        <draw:frame draw:style-name="gr7" draw:text-style-name="P3" draw:layer="layout" svg:width="0.853cm" svg:height="0.962cm" svg:x="7.247cm" svg:y="9.438cm">
          <draw:text-box>
            <text:p>5</text:p>
          </draw:text-box>
        </draw:frame>
        <draw:frame draw:style-name="gr7" draw:text-style-name="P3" draw:layer="layout" svg:width="0.853cm" svg:height="0.962cm" svg:x="11.047cm" svg:y="6.3cm">
          <draw:text-box>
            <text:p>6</text:p>
          </draw:text-box>
        </draw:frame>
        <draw:frame draw:style-name="gr7" draw:text-style-name="P3" draw:layer="layout" svg:width="0.853cm" svg:height="0.962cm" svg:x="15.547cm" svg:y="5.138cm">
          <draw:text-box>
            <text:p>7</text:p>
          </draw:text-box>
        </draw:frame>
        <draw:frame draw:style-name="gr7" draw:text-style-name="P3" draw:layer="layout" svg:width="0.853cm" svg:height="0.962cm" svg:x="10.2cm" svg:y="3.7cm">
          <draw:text-box>
            <text:p>8</text:p>
          </draw:text-box>
        </draw:frame>
        <draw:frame draw:style-name="gr7" draw:text-style-name="P3" draw:layer="layout" svg:width="0.853cm" svg:height="0.962cm" svg:x="2.4cm" svg:y="6.838cm">
          <draw:text-box>
            <text:p>9</text:p>
          </draw:text-box>
        </draw:frame>
        <draw:custom-shape draw:style-name="gr9" draw:text-style-name="P5" draw:layer="layout" svg:width="17cm" svg:height="10.9cm" svg:x="2.4cm" svg:y="14.2cm">
          <text:list text:style-name="L2">
            <text:list-item>
              <text:p text:style-name="P4">The Overture Client makes a request to the Overture<text:line-break/>External Proxy to get an url to upload a file on the Object<text:line-break/>Store</text:p>
            </text:list-item>
            <text:list-item>
              <text:p text:style-name="P4">The Overture External Proxy marks the request as <text:line-break/>external and forwards it to the Score Reverse Proxy</text:p>
            </text:list-item>
            <text:list-item>
              <text:p text:style-name="P4">The Score Reverse Proxy performs authentication and<text:line-break/>access control</text:p>
            </text:list-item>
            <text:list-item>
              <text:p text:style-name="P4">The Score Reverse Proxy forwards the request to Score</text:p>
            </text:list-item>
            <text:list-item>
              <text:p text:style-name="P4">Scores get an url to upload the file from the Object Store</text:p>
            </text:list-item>
            <text:list-item>
              <text:p text:style-name="P4">Score Replies to the Score Reverse Proxy</text:p>
            </text:list-item>
            <text:list-item>
              <text:p text:style-name="P4">The Score Reverse Proxy replies to the Overture<text:line-break/>External Proxy</text:p>
            </text:list-item>
            <text:list-item>
              <text:p text:style-name="P4">The Overture External Proxy replies to te Overture Client</text:p>
            </text:list-item>
            <text:list-item>
              <text:p text:style-name="P4">The Overture Client uploads the file on the Object Store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8:00:11.323281480</meta:creation-date>
    <dc:date>2020-04-28T18:23:17.830204224</dc:date>
    <meta:editing-duration>PT36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